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paragraph-rsid="001b6b51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1b6b5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NTENCE STRUCTURE EXERCISE: Dreams &amp; Society</text:h>
      <text:h text:style-name="P2" text:outline-level="2">Instructions : Reorganize the words to form correct English sentences </text:h>
      <text:h text:style-name="Heading_20_3" text:outline-level="3">Part 1: Present Simple - Personal Values</text:h>
      <text:p text:style-name="Text_20_body"><text:span text:style-name="Emphasis">Put these words in the correct order:</text:span></text:p>
      <text:list xml:id="list3019673104" text:style-name="L2">
        <text:list-item>
          <text:p text:style-name="P5">hard / works / achieve / to / dreams / his / he </text:p>
        </text:list-item>
        <text:list-item>
          <text:p text:style-name="P5">unfairly / society / people / often / judges </text:p>
        </text:list-item>
        <text:list-item>
          <text:p text:style-name="P5">true / show / not / always / appearance / value / <text:span text:style-name="T1">does</text:span></text:p>
        </text:list-item>
        <text:list-item>
          <text:p text:style-name="P5">everyone / chance / fair / deserves / a </text:p>
        </text:list-item>
        <text:list-item>
          <text:p text:style-name="P4">strongly / in / believe<text:span text:style-name="T1">s</text:span> / herself / she </text:p>
        </text:list-item>
      </text:list>
      <text:h text:style-name="Heading_20_3" text:outline-level="3">Part 2: Present Continuous - Current Changes</text:h>
      <text:p text:style-name="Text_20_body"><text:span text:style-name="Emphasis">Reorganize these words:</text:span></text:p>
      <text:list xml:id="list2955733093" text:style-name="L3">
        <text:list-item>
          <text:p text:style-name="P7"><text:s/>changing / gradually / is / society </text:p>
        </text:list-item>
        <text:list-item>
          <text:p text:style-name="P7">are / currently / against / fighting / discrimination / they </text:p>
        </text:list-item>
        <text:list-item>
          <text:p text:style-name="P8">is / studying / medical / she / science</text:p>
        </text:list-item>
        <text:list-item>
          <text:p text:style-name="P7">attitudes / are / slowly / changing / people's </text:p>
        </text:list-item>
        <text:list-item>
          <text:p text:style-name="P6">am / working / dreams / my / towards / I </text:p>
        </text:list-item>
      </text:list>
      <text:h text:style-name="Heading_20_3" text:outline-level="3">Part 3: Past Simple - Personal Experiences</text:h>
      <text:p text:style-name="Text_20_body"><text:span text:style-name="Emphasis">Create correct sentences with these words:</text:span></text:p>
      <text:list xml:id="list1774893624" text:style-name="L4">
        <text:list-item>
          <text:p text:style-name="P10">yesterday / overcame / obstacle / major / a / she </text:p>
        </text:list-item>
        <text:list-item>
          <text:p text:style-name="P10">discrimination / faced / because / appearance / his / he / of </text:p>
        </text:list-item>
        <text:list-item>
          <text:p text:style-name="P10">hard / worked / dreams / their / for / they </text:p>
        </text:list-item>
        <text:list-item>
          <text:p text:style-name="P10">finally / achieved / goal / her / she </text:p>
        </text:list-item>
        <text:list-item>
          <text:p text:style-name="P9">last / changed / completely / life / his / year / he </text:p>
        </text:list-item>
      </text:list>
      <text:h text:style-name="P2" text:outline-level="2">Exercise : Transform these sentences into their negative forms:</text:h>
      <text:h text:style-name="Heading_20_3" text:outline-level="3">Present Simple</text:h>
      <text:list xml:id="list2382953527" text:style-name="L5">
        <text:list-item>
          <text:p text:style-name="P12">Society judges people by their appearance. </text:p>
        </text:list-item>
        <text:list-item>
          <text:p text:style-name="P12">She believes in genetic superiority. </text:p>
        </text:list-item>
        <text:list-item>
          <text:p text:style-name="P12">Everyone gets the same opportunities in life. </text:p>
        </text:list-item>
        <text:list-item>
          <text:p text:style-name="P11">Hard work always leads to success. </text:p>
        </text:list-item>
      </text:list>
      <text:h text:style-name="Heading_20_3" text:outline-level="3">Present Continuous</text:h>
      <text:list xml:id="list2523380630" text:style-name="L6">
        <text:list-item>
          <text:p text:style-name="P14">People are changing their views on discrimination. </text:p>
        </text:list-item>
        <text:list-item>
          <text:p text:style-name="P14">She is working towards her dreams. </text:p>
        </text:list-item>
        <text:list-item>
          <text:p text:style-name="P13">Society is becoming more accepting. </text:p>
        </text:list-item>
      </text:list>
      <text:h text:style-name="Heading_20_3" text:outline-level="3">Past Simple</text:h>
      <text:list xml:id="list4144240226" text:style-name="L7">
        <text:list-item>
          <text:p text:style-name="P16">He achieved his goals through determination. </text:p>
        </text:list-item>
        <text:list-item>
          <text:p text:style-name="P16">They accepted him despite his background. </text:p>
        </text:list-item>
        <text:list-item>
          <text:p text:style-name="P15">Society changed its views quickl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7cm" fo:margin-right="1.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7:04:39.469726640</meta:creation-date>
    <dc:date>2024-12-04T17:15:04.058399103</dc:date>
    <meta:editing-duration>PT10M25S</meta:editing-duration>
    <meta:editing-cycles>1</meta:editing-cycles>
    <meta:document-statistic meta:table-count="0" meta:image-count="0" meta:object-count="0" meta:page-count="1" meta:paragraph-count="37" meta:word-count="309" meta:character-count="1604" meta:non-whitespace-character-count="1333"/>
    <meta:generator>LibreOffice/7.3.7.2$Linux_X86_64 LibreOffice_project/30$Build-2</meta:generator>
  </office:meta>
</office:document-meta>
</file>